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Replacements/Object 14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layout-cache" manifest:media-type="application/binary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4/content.xml" manifest:media-type="text/xml"/>
  <manifest:file-entry manifest:full-path="Object 14/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2.8035in" svg:y="-0.0898in" svg:width="1.0035in" svg:height="1.60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paragraph" svg:width="0.8799in" svg:height="0.889in" draw:z-index="28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line text:anchor-type="paragraph" draw:z-index="9" draw:name="Shape4" draw:style-name="gr1" draw:text-style-name="P2" svg:x1="3.3673in" svg:y1="0.7799in" svg:x2="3.3673in" svg:y2="0.1862in"><text:p/></draw:line><draw:line text:anchor-type="paragraph" draw:z-index="10" draw:name="Shape5" draw:style-name="gr1" draw:text-style-name="P2" svg:x1="3.3673in" svg:y1="0.1862in" svg:x2="3.3047in" svg:y2="0.5406in"><text:p/></draw:line><draw:line text:anchor-type="paragraph" draw:z-index="11" draw:name="Shape6" draw:style-name="gr1" draw:text-style-name="P2" svg:x1="3.3673in" svg:y1="0.1862in" svg:x2="3.4299in" svg:y2="0.5299in"><text:p/></draw:line></text:p>
      <text:p text:style-name="Standard"/>
      <text:p text:style-name="Standard"/>
      <text:p text:style-name="Standard"/>
      <text:p text:style-name="Standard"><draw:frame draw:style-name="fr1" draw:name="Object7" text:anchor-type="paragraph" svg:x="2.7209in" svg:y="0.0811in" svg:width="1.252in" svg:height="1.2445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5" text:anchor-type="paragraph" svg:x="5.0201in" svg:y="0.0626in" svg:width="1.0484in" svg:height="0.5335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4" text:anchor-type="paragraph" svg:x="0.602in" svg:y="0.0854in" svg:width="1.072in" svg:height="0.5335in" draw:z-index="2"><draw:object xlink:href="./Object 4" xlink:type="simple" xlink:show="embed" xlink:actuate="onLoad"/><draw:image xlink:href="./ObjectReplacements/Object 4" xlink:type="simple" xlink:show="embed" xlink:actuate="onLoad"/></draw:frame><draw:line text:anchor-type="paragraph" draw:z-index="18" draw:name="Shape13" draw:style-name="gr1" draw:text-style-name="P2" svg:x1="4.9406in" svg:y1="0.0882in" svg:x2="4.1071in" svg:y2="0.0882in"><text:p/></draw:line><draw:line text:anchor-type="paragraph" draw:z-index="19" draw:name="Shape14" draw:style-name="gr1" draw:text-style-name="P2" svg:x1="4.1071in" svg:y1="0.0882in" svg:x2="4.4197in" svg:y2="0.0362in"><text:p/></draw:line><draw:line text:anchor-type="paragraph" draw:z-index="20" draw:name="Shape15" draw:style-name="gr1" draw:text-style-name="P2" svg:x1="4.1071in" svg:y1="0.0882in" svg:x2="4.4197in" svg:y2="0.1402in"><text:p/></draw:line></text:p>
      <text:p text:style-name="Standard"><draw:frame draw:style-name="fr1" draw:name="Object3" text:anchor-type="paragraph" svg:x="4.9161in" svg:y="1.3937in" svg:width="0.778in" svg:height="0.5335in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6" text:anchor-type="paragraph" svg:x="1.728in" svg:y="1.4047in" svg:width="0.4965in" svg:height="0.5335in" draw:z-index="4"><draw:object xlink:href="./Object 6" xlink:type="simple" xlink:show="embed" xlink:actuate="onLoad"/><draw:image xlink:href="./ObjectReplacements/Object 6" xlink:type="simple" xlink:show="embed" xlink:actuate="onLoad"/></draw:frame><draw:line text:anchor-type="paragraph" draw:z-index="6" draw:name="Shape1" draw:style-name="gr1" draw:text-style-name="P2" svg:x1="1.7634in" svg:y1="0.1465in" svg:x2="2.6386in" svg:y2="0.0839in"><text:p/></draw:line><draw:line text:anchor-type="paragraph" draw:z-index="7" draw:name="Shape2" draw:style-name="gr1" draw:text-style-name="P2" svg:x1="2.6382in" svg:y1="0.0843in" svg:x2="2.3362in" svg:y2="0.0217in"><text:p/></draw:line><draw:line text:anchor-type="paragraph" draw:z-index="8" draw:name="Shape3" draw:style-name="gr1" draw:text-style-name="P2" svg:x1="2.6382in" svg:y1="0.0839in" svg:x2="2.3673in" svg:y2="0.1984in"><text:p/></draw:line><draw:line text:anchor-type="paragraph" draw:z-index="12" draw:name="Shape7" draw:style-name="gr1" draw:text-style-name="P2" svg:x1="2.3047in" svg:y1="1.3445in" svg:x2="2.7004in" svg:y2="0.8654in"><text:p/></draw:line><draw:line text:anchor-type="paragraph" draw:z-index="13" draw:name="Shape8" draw:style-name="gr1" draw:text-style-name="P2" svg:x1="2.7008in" svg:y1="0.8654in" svg:x2="2.4717in" svg:y2="1.0736in"><text:p/></draw:line><draw:line text:anchor-type="paragraph" draw:z-index="14" draw:name="Shape9" draw:style-name="gr1" draw:text-style-name="P2" svg:x1="2.7008in" svg:y1="0.8654in" svg:x2="2.5445in" svg:y2="1.1256in"><text:p/></draw:line><draw:line text:anchor-type="paragraph" draw:z-index="15" draw:name="Shape10" draw:style-name="gr1" draw:text-style-name="P2" svg:x1="4.8358in" svg:y1="1.3343in" svg:x2="4.0339in" svg:y2="0.7925in"><text:p/></draw:line><draw:line text:anchor-type="paragraph" draw:z-index="16" draw:name="Shape11" draw:style-name="gr1" draw:text-style-name="P2" svg:x1="4.0339in" svg:y1="0.7925in" svg:x2="4.2528in" svg:y2="0.9906in"><text:p/></draw:line><draw:line text:anchor-type="paragraph" draw:z-index="17" draw:name="Shape12" draw:style-name="gr1" draw:text-style-name="P2" svg:x1="4.0339in" svg:y1="0.7925in" svg:x2="4.2528in" svg:y2="0.8969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2" draw:name="Object8" text:anchor-type="paragraph" svg:width="8.2681in" svg:height="1.2807in" draw:z-index="21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paragraph" svg:x="0.9402in" svg:y="0.0602in" svg:width="4.8134in" svg:height="2.0189in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4" text:anchor-type="paragraph" svg:x="1.0583in" svg:y="1.0209in" svg:width="4.7437in" svg:height="3.2634in" draw:z-index="26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1" draw:name="Object11" text:anchor-type="paragraph" svg:x="-0.5957in" svg:y="1.4689in" svg:width="1.3846in" svg:height="1.1299in" draw:z-index="27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10" text:anchor-type="paragraph" svg:x="5.2516in" svg:y="4.2811in" svg:width="2.0661in" svg:height="1.8417in" draw:z-index="23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12" text:anchor-type="paragraph" svg:x="6.0409in" svg:y="1.2898in" svg:width="1.4398in" svg:height="2.0189in" draw:z-index="24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ct13" text:anchor-type="paragraph" svg:x="-0.3909in" svg:y="4.2311in" svg:width="2.3299in" svg:height="2.0189in" draw:z-index="25"><draw:object xlink:href="./Object 13" xlink:type="simple" xlink:show="embed" xlink:actuate="onLoad"/><draw:image xlink:href="./ObjectReplacements/Object 1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1:25:04.978005542</meta:creation-date>
    <dc:date>2016-06-01T22:09:30.738581405</dc:date>
    <meta:editing-duration>PT11M52S</meta:editing-duration>
    <meta:editing-cycles>2</meta:editing-cycles>
    <meta:generator>LibreOffice/5.1.2.2$Linux_X86_64 LibreOffice_project/10m0$Build-2</meta:generator>
    <meta:document-statistic meta:table-count="0" meta:image-count="0" meta:object-count="14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est_sample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 table:style-name="ce5" office:value-type="string" calcext:value-type="string">
            <text:p>workers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email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industry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skill1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skill2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First_Name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Last_Name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Postal_Code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DateJoin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2:07:24.646541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13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2" table:default-cell-style-name="Default"/>
        <table:table-column table:style-name="co2" table:default-cell-style-name="ce9"/>
        <table:table-column table:style-name="co3" table:default-cell-style-name="ce11"/>
        <table:table-row table:style-name="ro1">
          <table:table-cell table:number-columns-repeated="12"/>
          <table:table-cell table:style-name="ce7" office:value-type="string" calcext:value-type="string" table:number-columns-spanned="2" table:number-rows-spanned="1">
            <text:p>industrys</text:p>
          </table:table-cell>
          <table:covered-table-cell table:style-name="ce10"/>
        </table:table-row>
        <table:table-row table:style-name="ro2">
          <table:table-cell table:number-columns-repeated="12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dustry</text:p>
          </table:table-cell>
        </table:table-row>
        <table:table-row table:style-name="ro2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Finance</text:p>
          </table:table-cell>
        </table:table-row>
        <table:table-row table:style-name="ro2"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Food Service</text:p>
          </table:table-cell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Information Technology</text:p>
          </table:table-cell>
        </table:table-row>
        <table:table-row table:style-name="ro2"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Technology Management</text:p>
          </table:table-cell>
        </table:table-row>
        <table:table-row table:style-name="ro2"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Marketing Communications</text:p>
          </table:table-cell>
        </table:table-row>
        <table:table-row table:style-name="ro2"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High Voltage</text:p>
          </table:table-cell>
        </table:table-row>
        <table:table-row table:style-name="ro2">
          <table:table-cell table:number-columns-repeated="12"/>
          <table:table-cell office:value-type="float" office:value="7" calcext:value-type="float">
            <text:p>7</text:p>
          </table:table-cell>
          <table:table-cell office:value-type="string" calcext:value-type="string">
            <text:p>Oil and Gas</text:p>
          </table:table-cell>
        </table:table-row>
        <table:table-row table:style-name="ro2">
          <table:table-cell table:number-columns-repeated="12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Beverage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49:47.591471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80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5" table:default-cell-style-name="Default"/>
        <table:table-column table:style-name="co2" table:default-cell-style-name="ce8"/>
        <table:table-column table:style-name="co3" table:default-cell-style-name="ce10"/>
        <table:table-row table:style-name="ro1">
          <table:table-cell table:number-columns-repeated="15"/>
          <table:table-cell table:style-name="ce6" office:value-type="string" calcext:value-type="string" table:number-columns-spanned="2" table:number-rows-spanned="1">
            <text:p>joining_dates</text:p>
          </table:table-cell>
          <table:covered-table-cell table:style-name="ce9"/>
        </table:table-row>
        <table:table-row table:style-name="ro2">
          <table:table-cell table:number-columns-repeated="15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ate</text:p>
          </table:table-cell>
        </table:table-row>
        <table:table-row table:style-name="ro2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08/07/14</text:p>
          </table:table-cell>
        </table:table-row>
        <table:table-row table:style-name="ro2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08/11/14</text:p>
          </table:table-cell>
        </table:table-row>
        <table:table-row table:style-name="ro2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08/12/14</text:p>
          </table:table-cell>
        </table:table-row>
        <table:table-row table:style-name="ro2"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08/13/14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1:27.997882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8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table:number-columns-repeated="18"/>
          <table:table-cell table:style-name="ce5" office:value-type="string" calcext:value-type="string" table:number-columns-spanned="2" table:number-rows-spanned="1">
            <text:p>postal_codes</text:p>
          </table:table-cell>
          <table:covered-table-cell table:style-name="ce8"/>
        </table:table-row>
        <table:table-row table:style-name="ro2">
          <table:table-cell table:number-columns-repeated="18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ostal_code</text:p>
          </table:table-cell>
        </table:table-row>
        <table:table-row table:style-name="ro2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21345" calcext:value-type="float">
            <text:p>21345</text:p>
          </table:table-cell>
        </table:table-row>
        <table:table-row table:style-name="ro2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45546" calcext:value-type="float">
            <text:p>45546</text:p>
          </table:table-cell>
        </table:table-row>
        <table:table-row table:style-name="ro2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45654" calcext:value-type="float">
            <text:p>45654</text:p>
          </table:table-cell>
        </table:table-row>
        <table:table-row table:style-name="ro2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4555" calcext:value-type="float">
            <text:p>4555</text:p>
          </table:table-cell>
        </table:table-row>
        <table:table-row table:style-name="ro2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45755" calcext:value-type="float">
            <text:p>45755</text:p>
          </table:table-cell>
        </table:table-row>
        <table:table-row table:style-name="ro2"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5786" calcext:value-type="float">
            <text:p>45786</text:p>
          </table:table-cell>
        </table:table-row>
        <table:table-row table:style-name="ro2">
          <table:table-cell table:number-columns-repeated="18"/>
          <table:table-cell office:value-type="float" office:value="8" calcext:value-type="float">
            <text:p>8</text:p>
          </table:table-cell>
          <table:table-cell office:value-type="float" office:value="78785" calcext:value-type="float">
            <text:p>78785</text:p>
          </table:table-cell>
        </table:table-row>
        <table:table-row table:style-name="ro2">
          <table:table-cell table:number-columns-repeated="18"/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0:06.298424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150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1" table:default-cell-style-name="Default"/>
        <table:table-column table:style-name="co2" table:default-cell-style-name="ce8"/>
        <table:table-column table:style-name="co3" table:default-cell-style-name="ce10"/>
        <table:table-row table:style-name="ro1">
          <table:table-cell table:number-columns-repeated="21"/>
          <table:table-cell table:style-name="ce6" office:value-type="string" calcext:value-type="string" table:number-columns-spanned="2" table:number-rows-spanned="1">
            <text:p>skills</text:p>
          </table:table-cell>
          <table:covered-table-cell table:style-name="ce9"/>
        </table:table-row>
        <table:table-row table:style-name="ro2">
          <table:table-cell table:number-columns-repeated="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kill</text:p>
          </table:table-cell>
        </table:table-row>
        <table:table-row table:style-name="ro2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Business Analyst</text:p>
          </table:table-cell>
        </table:table-row>
        <table:table-row table:style-name="ro2">
          <table:table-cell table:number-columns-repeated="21"/>
          <table:table-cell office:value-type="float" office:value="2" calcext:value-type="float">
            <text:p>2</text:p>
          </table:table-cell>
          <table:table-cell office:value-type="string" calcext:value-type="string">
            <text:p>Economic Development Intern</text:p>
          </table:table-cell>
        </table:table-row>
        <table:table-row table:style-name="ro2">
          <table:table-cell table:number-columns-repeated="21"/>
          <table:table-cell office:value-type="float" office:value="3" calcext:value-type="float">
            <text:p>3</text:p>
          </table:table-cell>
          <table:table-cell office:value-type="string" calcext:value-type="string">
            <text:p>Food Service Director</text:p>
          </table:table-cell>
        </table:table-row>
        <table:table-row table:style-name="ro2">
          <table:table-cell table:number-columns-repeated="21"/>
          <table:table-cell office:value-type="float" office:value="4" calcext:value-type="float">
            <text:p>4</text:p>
          </table:table-cell>
          <table:table-cell office:value-type="string" calcext:value-type="string">
            <text:p>IT Project Manager</text:p>
          </table:table-cell>
        </table:table-row>
        <table:table-row table:style-name="ro2">
          <table:table-cell table:number-columns-repeated="21"/>
          <table:table-cell office:value-type="float" office:value="5" calcext:value-type="float">
            <text:p>5</text:p>
          </table:table-cell>
          <table:table-cell office:value-type="string" calcext:value-type="string">
            <text:p>Assistant Manager</text:p>
          </table:table-cell>
        </table:table-row>
        <table:table-row table:style-name="ro2">
          <table:table-cell table:number-columns-repeated="21"/>
          <table:table-cell office:value-type="float" office:value="6" calcext:value-type="float">
            <text:p>6</text:p>
          </table:table-cell>
          <table:table-cell office:value-type="string" calcext:value-type="string">
            <text:p>Electrical Technician</text:p>
          </table:table-cell>
        </table:table-row>
        <table:table-row table:style-name="ro2">
          <table:table-cell table:number-columns-repeated="21"/>
          <table:table-cell office:value-type="float" office:value="7" calcext:value-type="float">
            <text:p>7</text:p>
          </table:table-cell>
          <table:table-cell office:value-type="string" calcext:value-type="string">
            <text:p>Engineer</text:p>
          </table:table-cell>
        </table:table-row>
        <table:table-row table:style-name="ro2">
          <table:table-cell table:number-columns-repeated="21"/>
          <table:table-cell office:value-type="float" office:value="8" calcext:value-type="float">
            <text:p>8</text:p>
          </table:table-cell>
          <table:table-cell office:value-type="string" calcext:value-type="string">
            <text:p>Bartender</text:p>
          </table:table-cell>
        </table:table-row>
        <table:table-row table:style-name="ro2">
          <table:table-cell table:number-columns-repeated="21"/>
          <table:table-cell office:value-type="float" office:value="9" calcext:value-type="float">
            <text:p>9</text:p>
          </table:table-cell>
          <table:table-cell office:value-type="string" calcext:value-type="string">
            <text:p>Mechanical Engineer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0:20.160832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5" office:value-type="string" calcext:value-type="string" table:number-columns-spanned="6" table:number-rows-spanned="1">
            <text:p>workers_i_s_p_j</text:p>
          </table:table-cell>
          <table:covered-table-cell table:style-name="ce8"/>
          <table:covered-table-cell table:number-columns-repeated="4" table:style-name="Default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worker_id</text:p>
          </table:table-cell>
          <table:table-cell table:style-name="ce6" office:value-type="string" calcext:value-type="string">
            <text:p>industry_id</text:p>
          </table:table-cell>
          <table:table-cell table:style-name="ce6" office:value-type="string" calcext:value-type="string">
            <text:p>skill_id</text:p>
          </table:table-cell>
          <table:table-cell table:style-name="ce6" office:value-type="string" calcext:value-type="string">
            <text:p>postal_code_id</text:p>
          </table:table-cell>
          <table:table-cell table:style-name="ce6" office:value-type="string" calcext:value-type="string">
            <text:p>join_date_id</text:p>
          </table:table-cell>
        </table:table-row>
        <table:table-row table:style-name="ro2"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0:34.865485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2" table:default-cell-style-name="Default"/>
        <table:table-column table:style-name="co2" table:default-cell-style-name="ce4"/>
        <table:table-row table:style-name="ro1">
          <table:table-cell table:number-columns-repeated="2"/>
          <table:table-cell table:style-name="ce3" office:value-type="string" calcext:value-type="string">
            <text:p>work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_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_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5:31.017193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4" table:default-cell-style-name="Default"/>
        <table:table-column table:style-name="co2" table:default-cell-style-name="ce4"/>
        <table:table-row table:style-name="ro1">
          <table:table-cell table:number-columns-repeated="4"/>
          <table:table-cell table:style-name="ce3" office:value-type="string" calcext:value-type="string">
            <text:p>industry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5:44.022883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6" table:default-cell-style-name="Default"/>
        <table:table-column table:style-name="co2" table:default-cell-style-name="ce4"/>
        <table:table-row table:style-name="ro1">
          <table:table-cell table:number-columns-repeated="6"/>
          <table:table-cell table:style-name="ce3" office:value-type="string" calcext:value-type="string">
            <text:p>joining_dat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5:50.87212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8" table:default-cell-style-name="Default"/>
        <table:table-column table:style-name="co2" table:default-cell-style-name="ce4"/>
        <table:table-row table:style-name="ro1">
          <table:table-cell table:number-columns-repeated="8"/>
          <table:table-cell office:value-type="string" calcext:value-type="string">
            <text:p>postal_codes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postal_code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6:01.648523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10" table:default-cell-style-name="Default"/>
        <table:table-column table:style-name="co2" table:default-cell-style-name="ce4"/>
        <table:table-row table:style-name="ro1">
          <table:table-cell table:number-columns-repeated="10"/>
          <table:table-cell table:style-name="ce3" office:value-type="string" calcext:value-type="string">
            <text:p>skill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kil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6:09.06983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ce4"/>
        <table:table-row table:style-name="ro1">
          <table:table-cell table:style-name="ce3" office:value-type="string" calcext:value-type="string">
            <text:p>workers_i_s_p_j</text:p>
          </table:table-cell>
        </table:table-row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worker_id</text:p>
          </table:table-cell>
        </table:table-row>
        <table:table-row table:style-name="ro1">
          <table:table-cell office:value-type="string" calcext:value-type="string">
            <text:p>industry_id</text:p>
          </table:table-cell>
        </table:table-row>
        <table:table-row table:style-name="ro1">
          <table:table-cell office:value-type="string" calcext:value-type="string">
            <text:p>skill_id</text:p>
          </table:table-cell>
        </table:table-row>
        <table:table-row table:style-name="ro1">
          <table:table-cell office:value-type="string" calcext:value-type="string">
            <text:p>postal_code_id</text:p>
          </table:table-cell>
        </table:table-row>
        <table:table-row table:style-name="ro1">
          <table:table-cell office:value-type="string" calcext:value-type="string">
            <text:p>join_date_id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6:35.884184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style:text-position=""/>
    </style:style>
    <style:style style:name="ce3" style:family="table-cell" style:parent-style-name="Default" style:data-style-name="N100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 style:data-style-name="N100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test_sampl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row table:style-name="ro1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industry</text:p>
          </table:table-cell>
          <table:table-cell table:style-name="ce4" office:value-type="string" calcext:value-type="string">
            <text:p>skill1</text:p>
          </table:table-cell>
          <table:table-cell table:style-name="ce4" office:value-type="string" calcext:value-type="string">
            <text:p>skill2</text:p>
          </table:table-cell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Postal_Code</text:p>
          </table:table-cell>
          <table:table-cell table:style-name="ce4" office:value-type="string" calcext:value-type="string">
            <text:p>DateJoined</text:p>
          </table:table-cell>
        </table:table-row>
        <table:table-row table:style-name="ro1">
          <table:table-cell office:value-type="string" calcext:value-type="string">
            <text:p>lfsd86@gmail.co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Economic Development Intern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nche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8/07/14 09:22 AM</text:p>
          </table:table-cell>
        </table:table-row>
        <table:table-row table:style-name="ro1">
          <table:table-cell office:value-type="string" calcext:value-type="string">
            <text:p>echolsdaasny@gmail.com</text:p>
          </table:table-cell>
          <table:table-cell office:value-type="string" calcext:value-type="string">
            <text:p>Food Service</text:p>
          </table:table-cell>
          <table:table-cell office:value-type="string" calcext:value-type="string">
            <text:p>Economic Development Intern</text:p>
          </table:table-cell>
          <table:table-cell office:value-type="string" calcext:value-type="string">
            <text:p>Food Service Director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Echol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08/07/14 10:11 AM</text:p>
          </table:table-cell>
        </table:table-row>
        <table:table-row table:style-name="ro1">
          <table:table-cell office:value-type="string" calcext:value-type="string">
            <text:p>trasaam@ymail.com</text:p>
          </table:table-cell>
          <table:table-cell office:value-type="string" calcext:value-type="string">
            <text:p>Food and Beverage</text:p>
          </table:table-cell>
          <table:table-cell office:value-type="string" calcext:value-type="string">
            <text:p>Food Service Director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amlet</text:p>
          </table:table-cell>
          <table:table-cell office:value-type="float" office:value="45546" calcext:value-type="float">
            <text:p>45546</text:p>
          </table:table-cell>
          <table:table-cell office:value-type="string" calcext:value-type="string">
            <text:p>08/11/14</text:p>
          </table:table-cell>
        </table:table-row>
        <table:table-row table:style-name="ro1">
          <table:table-cell office:value-type="string" calcext:value-type="string">
            <text:p>kavsdon@gmail.com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Project Manager</text:p>
          </table:table-cell>
          <table:table-cell/>
          <table:table-cell office:value-type="string" calcext:value-type="string">
            <text:p>Kavon</text:p>
          </table:table-cell>
          <table:table-cell office:value-type="string" calcext:value-type="string">
            <text:p>Mckenzie</text:p>
          </table:table-cell>
          <table:table-cell office:value-type="float" office:value="45654" calcext:value-type="float">
            <text:p>45654</text:p>
          </table:table-cell>
          <table:table-cell office:value-type="string" calcext:value-type="string">
            <text:p>08/11/14</text:p>
          </table:table-cell>
        </table:table-row>
        <table:table-row table:style-name="ro1">
          <table:table-cell office:value-type="string" calcext:value-type="string">
            <text:p>rawat.ssoni@gmail.com</text:p>
          </table:table-cell>
          <table:table-cell office:value-type="string" calcext:value-type="string">
            <text:p>Technology Management</text:p>
          </table:table-cell>
          <table:table-cell office:value-type="string" calcext:value-type="string">
            <text:p>Assistant Manager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Saloni</text:p>
          </table:table-cell>
          <table:table-cell office:value-type="string" calcext:value-type="string">
            <text:p>Rawat</text:p>
          </table:table-cell>
          <table:table-cell/>
          <table:table-cell office:value-type="string" calcext:value-type="string">
            <text:p>08/11/14</text:p>
          </table:table-cell>
        </table:table-row>
        <table:table-row table:style-name="ro1">
          <table:table-cell office:value-type="string" calcext:value-type="string">
            <text:p>cryshwenysdo@yahoo.com</text:p>
          </table:table-cell>
          <table:table-cell office:value-type="string" calcext:value-type="string">
            <text:p>Marketing Communications</text:p>
          </table:table-cell>
          <table:table-cell office:value-type="string" calcext:value-type="string">
            <text:p>IT Project Manager</text:p>
          </table:table-cell>
          <table:table-cell office:value-type="string" calcext:value-type="string">
            <text:p>Assistant Manager</text:p>
          </table:table-cell>
          <table:table-cell office:value-type="string" calcext:value-type="string">
            <text:p>Matshidiso</text:p>
          </table:table-cell>
          <table:table-cell office:value-type="string" calcext:value-type="string">
            <text:p>Letshwenyo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08/12/14</text:p>
          </table:table-cell>
        </table:table-row>
        <table:table-row table:style-name="ro1">
          <table:table-cell office:value-type="string" calcext:value-type="string">
            <text:p>themsdbapasi@gmail.com</text:p>
          </table:table-cell>
          <table:table-cell office:value-type="string" calcext:value-type="string">
            <text:p>High Voltage</text:p>
          </table:table-cell>
          <table:table-cell office:value-type="string" calcext:value-type="string">
            <text:p>Economic Development Intern</text:p>
          </table:table-cell>
          <table:table-cell office:value-type="string" calcext:value-type="string">
            <text:p>Electrical Technician</text:p>
          </table:table-cell>
          <table:table-cell office:value-type="string" calcext:value-type="string">
            <text:p>Themba</text:p>
          </table:table-cell>
          <table:table-cell office:value-type="string" calcext:value-type="string">
            <text:p>Pasi</text:p>
          </table:table-cell>
          <table:table-cell office:value-type="float" office:value="45755" calcext:value-type="float">
            <text:p>45755</text:p>
          </table:table-cell>
          <table:table-cell office:value-type="string" calcext:value-type="string">
            <text:p>08/12/14</text:p>
          </table:table-cell>
        </table:table-row>
        <table:table-row table:style-name="ro1">
          <table:table-cell office:value-type="string" calcext:value-type="string">
            <text:p>arawebir@gmail.com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Electrical Technician</text:p>
          </table:table-cell>
          <table:table-cell office:value-type="string" calcext:value-type="string">
            <text:p>Mechanical Engineer</text:p>
          </table:table-cell>
          <table:table-cell office:value-type="string" calcext:value-type="string">
            <text:p>Prabir</text:p>
          </table:table-cell>
          <table:table-cell office:value-type="string" calcext:value-type="string">
            <text:p>ADHIKARI</text:p>
          </table:table-cell>
          <table:table-cell office:value-type="float" office:value="45786" calcext:value-type="float">
            <text:p>45786</text:p>
          </table:table-cell>
          <table:table-cell office:value-type="string" calcext:value-type="string">
            <text:p>08/13/14</text:p>
          </table:table-cell>
        </table:table-row>
        <table:table-row table:style-name="ro1">
          <table:table-cell office:value-type="string" calcext:value-type="string">
            <text:p>jorgeaslendo@yahoo.es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Engineer</text:p>
          </table:table-cell>
          <table:table-cell/>
          <table:table-cell office:value-type="string" calcext:value-type="string">
            <text:p>Jorge</text:p>
          </table:table-cell>
          <table:table-cell office:value-type="string" calcext:value-type="string">
            <text:p>Aguilera</text:p>
          </table:table-cell>
          <table:table-cell office:value-type="float" office:value="78785" calcext:value-type="float">
            <text:p>78785</text:p>
          </table:table-cell>
          <table:table-cell office:value-type="string" calcext:value-type="string">
            <text:p>08/13/1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48:27.27677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132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7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4"/>
        <table:table-column table:style-name="co5" table:default-cell-style-name="ce14"/>
        <table:table-row table:style-name="ro1">
          <table:table-cell table:number-columns-repeated="7"/>
          <table:table-cell table:style-name="ce8" office:value-type="string" calcext:value-type="string" table:number-columns-spanned="4" table:number-rows-spanned="1">
            <text:p>workers</text:p>
          </table:table-cell>
          <table:covered-table-cell table:number-columns-repeated="3" table:style-name="ce11"/>
        </table:table-row>
        <table:table-row table:style-name="ro2">
          <table:table-cell table:number-columns-repeated="7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First_Name</text:p>
          </table:table-cell>
          <table:table-cell table:style-name="ce13" office:value-type="string" calcext:value-type="string">
            <text:p>Last_Name</text:p>
          </table:table-cell>
          <table:table-cell table:style-name="ce13" office:value-type="string" calcext:value-type="string">
            <text:p>email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lfsd86@gmail.com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Echols</text:p>
          </table:table-cell>
          <table:table-cell office:value-type="string" calcext:value-type="string">
            <text:p>echolsdaasny@gmail.com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trasaam@ymail.com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Kavon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kavsdon@gmail.com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aloni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rawat.ssoni@gmail.com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atshidiso</text:p>
          </table:table-cell>
          <table:table-cell office:value-type="string" calcext:value-type="string">
            <text:p>Letshwenyo</text:p>
          </table:table-cell>
          <table:table-cell office:value-type="string" calcext:value-type="string">
            <text:p>cryshwenysdo@yahoo.com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Themba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themsdbapasi@gmail.com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Prabir</text:p>
          </table:table-cell>
          <table:table-cell office:value-type="string" calcext:value-type="string">
            <text:p>ADHIKARI</text:p>
          </table:table-cell>
          <table:table-cell office:value-type="string" calcext:value-type="string">
            <text:p>arawebir@gmail.com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guilera</text:p>
          </table:table-cell>
          <table:table-cell office:value-type="string" calcext:value-type="string">
            <text:p>jorgeaslendo@yahoo.es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49:38.49779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